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5cm" fo:min-width="28.1cm"/>
    </style:style>
    <style:style style:name="gr2" style:family="graphic" style:parent-style-name="standard">
      <style:graphic-properties draw:textarea-horizontal-align="justify" draw:textarea-vertical-align="middle" draw:auto-grow-height="false" fo:min-height="2.35cm" fo:min-width="7.3cm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5.3cm"/>
    </style:style>
    <style:style style:name="gr4" style:family="graphic" style:parent-style-name="standard">
      <style:graphic-properties draw:textarea-horizontal-align="justify" draw:textarea-vertical-align="middle" draw:auto-grow-height="false" fo:min-height="2.65cm" fo:min-width="5.5cm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3.6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2.3cm"/>
    </style:style>
    <style:style style:name="gr7" style:family="graphic" style:parent-style-name="standard">
      <style:graphic-properties draw:textarea-horizontal-align="justify" draw:textarea-vertical-align="middle" draw:auto-grow-height="false" fo:min-height="4.65cm" fo:min-width="10.1cm"/>
    </style:style>
    <style:style style:name="gr8" style:family="graphic" style:parent-style-name="standard">
      <style:graphic-properties draw:fill-color="#0084d1" draw:textarea-horizontal-align="justify" draw:textarea-vertical-align="middle" draw:auto-grow-height="false" fo:min-height="1.25cm" fo:min-width="2.5cm"/>
    </style:style>
    <style:style style:name="gr9" style:family="graphic" style:parent-style-name="standard">
      <style:graphic-properties draw:fill-color="#0084d1" draw:textarea-horizontal-align="justify" draw:textarea-vertical-align="middle" draw:auto-grow-height="false" fo:min-height="1.05cm" fo:min-width="2.8cm"/>
    </style:style>
    <style:style style:name="gr10" style:family="graphic" style:parent-style-name="standard">
      <style:graphic-properties draw:fill-color="#0084d1" draw:textarea-horizontal-align="justify" draw:textarea-vertical-align="middle" draw:auto-grow-height="false" fo:min-height="0.95cm" fo:min-width="2.8cm"/>
    </style:style>
    <style:style style:name="gr11" style:family="graphic" style:parent-style-name="standard">
      <style:graphic-properties draw:textarea-horizontal-align="justify" draw:textarea-vertical-align="middle" draw:auto-grow-height="false" fo:min-height="2.45cm" fo:min-width="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Dashed_20__28_var_29_" draw:fill="none" draw:textarea-vertical-align="middle"/>
    </style:style>
    <style:style style:name="gr14" style:family="graphic" style:parent-style-name="standard">
      <style:graphic-properties draw:marker-start="Arrow" draw:marker-start-width="0.3cm" draw:textarea-vertical-align="middle"/>
    </style:style>
    <style:style style:name="gr1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draw:fill-color="#0084d1" draw:textarea-horizontal-align="justify" draw:textarea-vertical-align="middle" draw:auto-grow-height="false" fo:min-height="1.15cm" fo:min-width="2.8cm"/>
    </style:style>
    <style:style style:name="gr1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6cm" svg:height="2.6cm" svg:x="3cm" svg:y="11.3cm">
          <text:p text:style-name="P1">Surveil AP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7.8cm" svg:height="2.6cm" svg:x="3.2cm" svg:y="17cm">
          <text:p text:style-name="P1">Bansho</text:p>
          <text:p text:style-name="P1">(Surveil Web UI)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5.8cm" svg:height="2.6cm" svg:x="18.8cm" svg:y="17.1cm">
          <text:p text:style-name="P1">Grafan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6cm" svg:height="2.9cm" svg:x="26.1cm" svg:y="5.5cm">
          <text:p text:style-name="P1">OpenStack<text:line-break/>Keystone</text:p>
          <text:p text:style-name="P1">OR</text:p>
          <text:p text:style-name="P1">third-party auth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1cm" svg:height="2.5cm" svg:x="25.4cm" svg:y="2.7cm">
          <text:p text:style-name="P1">InfluxD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.8cm" svg:height="1.5cm" svg:x="17.6cm" svg:y="8.1cm">
          <text:p text:style-name="P1">Redis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1" draw:layer="layout" svg:width="10.6cm" svg:height="4.9cm" svg:x="11.8cm" svg:y="2.8cm">
          <text:p text:style-name="P1">Shink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3cm" svg:height="1.5cm" svg:x="19cm" svg:y="3.1cm">
          <text:p text:style-name="P1"><text:span text:style-name="T1">mod-influx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3.3cm" svg:height="1.3cm" svg:x="12.1cm" svg:y="3.1cm">
          <text:p text:style-name="P1"><text:span text:style-name="T1">mod-mongo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3.3cm" svg:height="1.2cm" svg:x="12.1cm" svg:y="6.3cm">
          <text:p text:style-name="P1"><text:span text:style-name="T1">mod-ws-arbi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4.5cm" svg:height="2.7cm" svg:x="2.9cm" svg:y="3.2cm">
          <text:p text:style-name="P1">MongoDB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2" draw:layer="layout" svg:x1="4cm" svg:y1="11.3cm" svg:x2="4cm" svg:y2="5.9cm">
          <text:p text:style-name="P1"><text:span text:style-name="T1">provisions configuration</text:span></text:p>
          <text:p text:style-name="P1"><text:span text:style-name="T1"/></text:p>
        </draw:line>
        <draw:line draw:style-name="gr12" draw:text-style-name="P2" draw:layer="layout" svg:x1="4cm" svg:y1="17cm" svg:x2="4cm" svg:y2="13.9cm">
          <text:p text:style-name="P1"><text:span text:style-name="T1">configures</text:span></text:p>
          <text:p text:style-name="P1"><text:span text:style-name="T1"/></text:p>
        </draw:line>
        <draw:line draw:style-name="gr13" draw:text-style-name="P1" draw:layer="layout" svg:x1="4cm" svg:y1="11.3cm" svg:x2="4cm" svg:y2="13.9cm">
          <text:p/>
        </draw:line>
        <draw:line draw:style-name="gr12" draw:text-style-name="P2" draw:layer="layout" svg:x1="9.3cm" svg:y1="17cm" svg:x2="9.3cm" svg:y2="13.9cm">
          <text:p text:style-name="P1"><text:span text:style-name="T1">controls</text:span></text:p>
          <text:p text:style-name="P1"><text:span text:style-name="T1"/></text:p>
        </draw:line>
        <draw:line draw:style-name="gr13" draw:text-style-name="P1" draw:layer="layout" svg:x1="9.3cm" svg:y1="11.3cm" svg:x2="9.3cm" svg:y2="13.9cm">
          <text:p/>
        </draw:line>
        <draw:line draw:style-name="gr12" draw:text-style-name="P2" draw:layer="layout" svg:x1="9.3cm" svg:y1="11.3cm" svg:x2="12.1cm" svg:y2="7.5cm">
          <text:p text:style-name="P1"><text:span text:style-name="T1">controls</text:span></text:p>
          <text:p text:style-name="P1"><text:span text:style-name="T1"/></text:p>
        </draw:line>
        <draw:line draw:style-name="gr12" draw:text-style-name="P2" draw:layer="layout" svg:x1="22cm" svg:y1="3.8cm" svg:x2="25.4cm" svg:y2="3.8cm">
          <text:p text:style-name="P1"><text:span text:style-name="T1">stores metrics</text:span></text:p>
          <text:p text:style-name="P1"><text:span text:style-name="T1"/></text:p>
        </draw:line>
        <draw:line draw:style-name="gr14" draw:text-style-name="P2" draw:layer="layout" svg:x1="7.4cm" svg:y1="3.7cm" svg:x2="12.1cm" svg:y2="3.7cm">
          <text:p text:style-name="P1"><text:span text:style-name="T1">loads config</text:span><text:span text:style-name="T1"><text:line-break/></text:span><text:span text:style-name="T1"/></text:p>
        </draw:line>
        <draw:line draw:style-name="gr15" draw:text-style-name="P2" draw:layer="layout" svg:x1="28.8cm" svg:y1="11.3cm" svg:x2="28.9cm" svg:y2="8.4cm">
          <text:p text:style-name="P1"><text:span text:style-name="T1">authenticaiton</text:span><text:span text:style-name="T1"><text:line-break/></text:span><text:span text:style-name="T1"><text:line-break/></text:span><text:span text:style-name="T1"/></text:p>
        </draw:line>
        <draw:line draw:style-name="gr13" draw:text-style-name="P1" draw:layer="controls" svg:x1="21.8cm" svg:y1="11.3cm" svg:x2="21.8cm" svg:y2="13.9cm">
          <text:p/>
        </draw:line>
        <draw:custom-shape draw:style-name="gr16" draw:text-style-name="P2" draw:layer="controls" svg:width="3.3cm" svg:height="1.4cm" svg:x="12.1cm" svg:y="4.7cm">
          <text:p text:style-name="P1"><text:span text:style-name="T1">mod-mongo-li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4" draw:text-style-name="P2" draw:layer="controls" svg:x1="7.4cm" svg:y1="5.5cm" svg:x2="12.1cm" svg:y2="5.5cm">
          <text:p text:style-name="P1"><text:span text:style-name="T1">stores live states</text:span><text:span text:style-name="T1"><text:line-break/></text:span><text:span text:style-name="T1"/></text:p>
        </draw:line>
        <draw:line draw:style-name="gr13" draw:text-style-name="P1" draw:layer="controls" svg:x1="6.8cm" svg:y1="11.4cm" svg:x2="6.8cm" svg:y2="14cm">
          <text:p/>
        </draw:line>
        <draw:line draw:style-name="gr17" draw:text-style-name="P1" draw:layer="layout" svg:x1="21.8cm" svg:y1="11.3cm" svg:x2="25.4cm" svg:y2="5.2cm">
          <text:p/>
        </draw:line>
        <draw:line draw:style-name="gr15" draw:text-style-name="P2" draw:layer="layout" svg:x1="18.8cm" svg:y1="11.4cm" svg:x2="18.8cm" svg:y2="9.5cm">
          <text:p text:style-name="P1"><text:span text:style-name="T1">caching</text:span><text:span text:style-name="T1"><text:line-break/></text:span><text:span text:style-name="T1"><text:line-break/></text:span><text:span text:style-name="T1"/></text:p>
        </draw:line>
        <draw:line draw:style-name="gr15" draw:text-style-name="P2" draw:layer="layout" svg:x1="6.8cm" svg:y1="17.1cm" svg:x2="6.8cm" svg:y2="13.8cm">
          <text:p text:style-name="P1"><text:span text:style-name="T1">queries states</text:span><text:span text:style-name="T1"><text:line-break/></text:span><text:span text:style-name="T1"><text:line-break/></text:span><text:span text:style-name="T1"/></text:p>
        </draw:line>
        <draw:line draw:style-name="gr17" draw:text-style-name="P1" draw:layer="layout" svg:x1="6.8cm" svg:y1="11.3cm" svg:x2="6.8cm" svg:y2="5.9cm">
          <text:p/>
        </draw:line>
        <draw:line draw:style-name="gr15" draw:text-style-name="P2" draw:layer="layout" svg:x1="21.8cm" svg:y1="17.1cm" svg:x2="21.8cm" svg:y2="13.9cm">
          <text:p text:style-name="P1"><text:span text:style-name="T1">queries metrics</text:span><text:span text:style-name="T1"><text:line-break/></text:span><text:span text:style-name="T1"><text:line-break/></text:span><text:span text:style-name="T1"/></text:p>
        </draw:line>
        <draw:frame draw:style-name="gr18" draw:layer="layout" svg:width="19.5cm" svg:height="1.6cm" svg:x="13cm" svg:y="1.1cm">
          <draw:text-box>
            <text:p>SURVEIL ARCHITECTU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Viau</meta:initial-creator>
    <meta:creation-date>2015-05-12T19:17:48.310839638</meta:creation-date>
    <dc:date>2015-05-13T14:44:24.895946613</dc:date>
    <dc:creator>Alexandre Viau</dc:creator>
    <meta:editing-duration>PT3H39M28S</meta:editing-duration>
    <meta:editing-cycles>10</meta:editing-cycles>
    <meta:generator>LibreOffice/4.3.3.2$Linux_X86_64 LibreOffice_project/430m0$Build-2</meta:generator>
    <meta:document-statistic meta:object-count="30"/>
  </office:meta>
</office:document-meta>
</file>